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李秉叡 | 2008.07.29 19:20 | </text:span><text:span text:style-name="T2">#</text:span></text:p>
      <text:p text:style-name="P2"><text:span text:style-name="T1">牢牆內的巴勒斯坦一書讀後感</text:span></text:p>
      <text:p text:style-name="P2"><text:span text:style-name="T1">在讀完這本書之後，我發覺卡特先生在這本書所使用的語氣異常的平靜，它鮮少用情緒化的語氣來陳述當前的以巴衝突的狀況。</text:span></text:p>
      <text:p text:style-name="P2"><text:span text:style-name="T1">在讀這本書之前，我曾到反譭謗聯盟的網站去閱讀他們對於此書的批評〈注一〉，當我再閱讀這本書時發覺他們許多對於此書的攻擊都是多餘的，有時甚至讓我覺得他們似乎根本沒有把這本書從頭到尾完整地讀一遍，比如他們最常出現的一些批評如下：這本書助長美國猶太人控制美國的國會、政府、媒體的言論; 這本書僅單方面指責以色列政府，忽略它對中東和平的貢獻，而忽略了巴勒斯坦人的恐怖攻擊和其拒絕承認以色列的言論。</text:span></text:p>
      <text:p text:style-name="P2"><text:span text:style-name="T1">在詳閱這本書之後，我發現這本書只有大約兩處明白的談到美國以色列公共事務委員會﹝不是美國猶太人，這一詞在本書中幾乎找不到﹞對美國政策的影響，而且都是點到為止，並沒有在進一步地深入的去描寫。</text:span></text:p>
      <text:p text:style-name="P2"><text:span text:style-name="T1">再來這本書在描述以色列對巴勒斯坦人的人權侵犯所用的篇幅確實與多於對於巴勒斯坦人對以色列人的恐怖攻擊。不過我覺得作者之所以會這樣做是因為</text:span></text:p>
      <text:p text:style-name="P2"><text:span text:style-name="T1">一， 有關巴勒斯坦人的恐怖攻擊在媒體上已經被報導很多次了，但是對於以色列政府對巴勒斯坦人的人權侵犯卻很少有深入的報導。</text:span></text:p>
      <text:p text:style-name="P2"><text:span text:style-name="T1">二， 從死亡人數來看從2000年9月至2006年3月，在第二次起義中喪生的巴勒斯坦人3982名，包含708名兒童，此數字遠超過死亡的以色列人1084名，包含123名兒童</text:span></text:p>
      <text:p text:style-name="P2"><text:span text:style-name="T1">應當指出的是，本書裏有這樣的問答對談「我﹝卡特﹞問及哈瑪斯是否有放棄暴力漢承認以色列的必要，他﹝馬哈穆德‧拉馬希，哈瑪斯在西岸的發言人﹞回答說自2004年8月哈瑪斯宣佈停火以來，沒有採取任何暴力行動，他們願意而且也做得到把停火的執行期再延續兩年，10年或50年------只要以色列不襲擊巴勒斯坦人。」〈注二〉以及這樣的敍述：「哈尼亞總理說哈瑪斯政府願意同﹝四方成員﹞對話，表示贊成奧兒默特與阿巴斯直接和談，並說如果最後達成令人滿意的協議並得巴勒斯坦人民批准，哈瑪斯會改變不接受以色列的立場。」。上面兩段話顯示哈瑪斯已經答應在某些條件上承認以色列了，這些都是他們沒有注意到的。</text:span></text:p>
      <text:p text:style-name="P2"><text:span text:style-name="T1">最後，我個人覺得卡特先生在這本書中之所以能夠哪麼詳細地描寫巴勒斯坦人的艱難處境，以色列政府那種出爾反爾，做賊的喊捉賊的態度。應該是和他多次走訪以色列和巴勒斯坦，訪問過許多人，從上至總理到一般的市井小民，才能寫出這樣的內容。對於那些攻擊卡特和他這本書的人，我真心希望他們能冷靜下來閱讀這本書，並瞭解以色列政府做的事並不值得他們來為他辯解。也希望這樣或許隊以巴和平或許會有一些幫助。</text:span></text:p>
      <text:p text:style-name="P2"><text:span text:style-name="T1">注一： http://www.adl.org/carter/reactions.asp</text:span></text:p>
      <text:p text:style-name="P2"><text:span text:style-name="T1">注二：本書第119，120頁</text:span></text:p>
      <text:p text:style-name="P2"><text:span text:style-name="T1">書籍介紹</text:span></text:p>
      <text:p text:style-name="P2"><text:span text:style-name="T1">牢牆內的巴勒斯坦</text:span><text:span text:style-name="T3"><text:line-break/><text:line-break/></text:span><text:span text:style-name="T1">PALESTINE PEACE NOT APARTHEID</text:span><text:span text:style-name="T3"><text:line-break/><text:line-break/></text:span><text:span text:style-name="T1">作者：[美]吉米‧卡特</text:span><text:span text:style-name="T3"><text:line-break/></text:span><text:span text:style-name="T1">譯者：郭仲德</text:span><text:span text:style-name="T3"><text:line-break/></text:span><text:span text:style-name="T1">出版社：西北大學出版社</text:span><text:span text:style-name="T3"><text:line-break/></text:span><text:span text:style-name="T1">出版日期：2007年11月01日</text:span><text:span text:style-name="T3"><text:line-break/></text:span><text:span text:style-name="T1">語言：簡體中文 ISBN：9787560423999</text:span><text:span text:style-name="T3"><text:line-break/></text:span><text:span text:style-name="T1">裝訂：平裝</text:span></text:p>
      <text:p text:style-name="P2"><text:span text:style-name="T1">內容簡介</text:span><text:span text:style-name="T3"><text:line-break/></text:span><text:span text:style-name="T1">繼2005年出版《我們瀕危的價值觀︰美國道德危機》之後，2006年卡特又出版了本書——《牢牆內的巴勒斯坦》（英文原名︰Palestine Peace Not Apartheid），在美國社會引起更強烈的反響。</text:span></text:p>
      <text:p text:style-name="P2"><text:span text:style-name="T1">　　在書中，卡特講述了中東歷史和他個人與該區域主要政治人物打交道的經歷，其中透露出諸多鮮為人知的內幕。卡特曾以總統身份促成埃以和約，長期介入中東事務，並在2005年應邀前往巴勒斯坦觀察選舉，因此對中東流血沖突的根源、以阿長期對峙的癥結、巴勒斯坦人面臨的困境以及目前這些問題的解決，有非常深入的認識。</text:span></text:p>
      <text:p text:style-name="P2"><text:span text:style-name="T1">　　卡特坦言，美國政府近七年沒有在中東和平進程中發揮積極作用，以致情況不斷惡化；以色列如果想達成持久和平，必須讓巴勒斯坦人享有公平待遇和尊嚴。</text:span></text:p>
      <text:p text:style-name="P2"><text:span text:style-name="T1">　　他一針見血地指出，以色列違反聯合國決議，繼續佔領阿拉伯領土，壓迫巴勒斯坦人，推行種族隔離制，不接受《國際和平路線圖》，動亂的中東不會有持久的實質性的和平。</text:span></text:p>
      <text:p text:style-name="P2"><text:span text:style-name="T1">　　本書內容翔實，條理明晰，書中表述的觀點公正持平，非常具有說服力和啟發性。作者殷切期望聖地的和平，其對受壓迫者的同情，以及說真話的勇氣，令人敬佩。</text:span></text:p>
      <text:p text:style-name="P2"><text:span text:style-name="T1">文章來源：http://www.books.com.tw/exep/prod/china/chinafile.php?item=CN10109893</text:span></text:p>
      <text:p text:style-name="P3"><text:span text:style-name="T1"><text:line-break/></text:span></text:p>
      <text:p text:style-name="P1"><text:span text:style-name="T1">陳真 | 2008.07.24 16:56 | </text:span><text:span text:style-name="T2">#</text:span></text:p>
      <text:p text:style-name="P4"><text:span text:style-name="T1">伊拉克淪陷真相二十幾頁,想乾脆印成小冊子,比較容易保存,這確實需要一筆錢.</text:span></text:p>
      <text:p text:style-name="P4"><text:span text:style-name="T1">錢本身不是主要問題,只是想把拯救世界的機會讓給別人,要不出力出人,要不出錢,要不就乾脆保持沉默,否則光出張嘴是不好的.</text:span></text:p>
      <text:p text:style-name="P4"><text:span text:style-name="T1">二十幾年來,不管做什麼,從來都不想公開募款的原因是: 我認為,從事者只不過是一點小工作,不值得跟人募款,而且我相信,只要做得好,總是會有人自動捐款;就算沒有也無大礙.</text:span></text:p>
      <text:p text:style-name="P4"><text:span text:style-name="T1">若公開募款,只會給朋友不當的道德壓力;結果變成同樣都是那些人在出錢,我倒希望把拯救世界的機會盡量讓給每個人.</text:span></text:p>
      <text:p text:style-name="P4"><text:span text:style-name="T1">我們的站樁是非法集會,未成年者恐需三思而後站.</text:span></text:p>
      <text:p text:style-name="P1"><text:span text:style-name="T1">學姊 | 2008.07.24 16:38 | </text:span><text:span text:style-name="T2">#</text:span></text:p>
      <text:p text:style-name="P2"><text:span text:style-name="T1">或許也可以說, 時間也非全部因素. 時常覺得, 在巴勒斯坦問題上, 我們所能呈現的觀點, 所能說的, 大致已經都呈現出來, 再來只是讓人心灰意冷的不斷的悲劇的重複, 所有的新聞實際上也都如舊聞ㄧ般, 再去重複它, 時常讓人覺得也是多餘的.</text:span></text:p>
      <text:p text:style-name="P2"><text:span text:style-name="T1">另外, 很可惜李同學顯然在理解上還是有些問題, 才會要我們進行募款.</text:span></text:p>
      <text:p text:style-name="P1"><text:span text:style-name="T1">學姊 | 2008.07.24 16:22 | </text:span><text:span text:style-name="T2">#</text:span></text:p>
      <text:p text:style-name="P4"><text:span text:style-name="T1">謝謝李同學對本網站的鞭策, 我想我們只能說我們盡量在時間與能力許可範圍內做我們可以做的事, 並且在這些事之間排個優先順序. 我們幾個核心工友間也曾討論過的是否乾脆將網站關閉, 因為確實我們能投注的時間不多, 但是最後還是決定保留這個網站, 因為許多資料有他的保留價值, 我們期望扮演的也是長時期的人權狀況觀察, 而非如新聞網站般反應瞬息萬變的新聞，而且這樣的工作實際上也並不需要我們來做,ㄧ般新聞媒體也都能發揮這樣的功能. 當然, 在資料更新上, 我們也只能盡力, 比如地圖問題, 我們確實應該處理.</text:span></text:p>
      <text:p text:style-name="P4"><text:span text:style-name="T1">最後還是只能說, 謝謝你的鞭策. 也歡迎你有興趣的話, 加入我們的靜站行動.</text:span></text:p>
      <text:p text:style-name="P3"><text:span text:style-name="T1"/></text:p>
      <text:p text:style-name="P1"><text:span text:style-name="T1">李秉叡 | 2008.07.23 23:38 | </text:span><text:span text:style-name="T2">#</text:span></text:p>
      <text:p text:style-name="P2"><text:span text:style-name="T1">親愛的陳真先生：</text:span><text:span text:style-name="T3"><text:line-break/></text:span><text:span text:style-name="T1">您說我是天才兒童，本人有點承受不起。說老實話，我只是一個整天關在家中，專門閱讀一些普通人不常去接觸的主題，不食人間煙火的書蟲罷了。</text:span><text:span text:style-name="T3"><text:line-break/></text:span><text:span text:style-name="T1">從陳真先生的留言中聽起來，巴勒網好像需要經費﹝不知是否是真先生在開玩笑﹞，那為何不在網站上提供住址或銀行帳戶方便人捐錢呢？</text:span><text:span text:style-name="T3"><text:line-break/></text:span><text:span text:style-name="T1">提到邀請我參加站樁行動，我九月後就會北上到台北市唸大學，到時候應該就有空來參加了吧。</text:span><text:span text:style-name="T3"><text:line-break/></text:span></text:p>
      <text:p text:style-name="P1"><text:span text:style-name="T1">陳真 | 2008.07.22 12:47 | </text:span><text:span text:style-name="T2">#</text:span></text:p>
      <text:p text:style-name="P4"><text:span text:style-name="T1">(續前)</text:span></text:p>
      <text:p text:style-name="P4"><text:span text:style-name="T1">應該是這樣比喻: 有人節衣縮食日夜辛勞,在一片沙漠上準備了幾桶水,讓那些長途跋涉對遠方綠洲還存有一點希望的沙漠客能有一點水解渴,而且還準備了救護箱醫藥站,全心服務,不收分文.</text:span></text:p>
      <text:p text:style-name="P4"><text:span text:style-name="T1">可是,有一天,卻來了一群觀光客,衣著光鮮,嫌水不好喝,建議下回提供珍珠奶茶或西瓜牛奶,而且還抱怨怎麼沒有椅子,甚至也沒裝冷氣.</text:span></text:p>
      <text:p text:style-name="P4"><text:span text:style-name="T1">我這比喻是不是比較接近真實?</text:span></text:p>
      <text:p text:style-name="P4"><text:span text:style-name="T1">曾有大學時的老師說,我的 "追隨者" 眾,幾乎可以創立一個宗教.</text:span></text:p>
      <text:p text:style-name="P4"><text:span text:style-name="T1">這話乍聽有理,但實際上,回頭望去,人影稀疏,一片蒼涼. 看熱鬧看洋相的人的確人山人海,但也僅止於此.</text:span></text:p>
      <text:p text:style-name="P4"><text:span text:style-name="T1">回到台灣,四處走動下,我才知道原來我這麼出名,醫界學界特別是進步學界和文化界及社運界,幾乎無人不曉,但幾乎全是看熱鬧或準備看我出洋相的;差別只是吃我豆腐的方式不一樣而已.</text:span></text:p>
      <text:p text:style-name="P4"><text:span text:style-name="T1">這沒什麼好訝異,觀光客遠多於馱客,這已是沙漠常態. 我看英國到處是教堂,觀光客也顯然遠多於信眾,教堂已經變成一種觀光景點,收費拍照,吱吱喳喳,人們早已忘了教堂當初是為了什麼而建立.</text:span></text:p>
      <text:p text:style-name="P1"><text:span text:style-name="T1">陳真 | 2008.07.21 23:41 | </text:span><text:span text:style-name="T2">#</text:span></text:p>
      <text:p text:style-name="P2"><text:span text:style-name="T1">多謝李同學的建議,網站及以巴專業方面的事就輪不到我説話了. 但對於李同學的比喻我倒想到一個更好的比喻.</text:span></text:p>
      <text:p text:style-name="P2"><text:span text:style-name="T1">小弟十年前剛去到英國的第一個月,聽到一些台灣同胞跟我抱怨說街上一些英國小混混老是叫外國人特別是亞洲人"滾回你的國家",於是小弟馬上發揮精武門陳真的精神,寫了一篇膾炙人口的 "給英國人的一封公開信",並且隔海進行了一些抗爭,這運動就叫做 CARD.</text:span></text:p>
      <text:p text:style-name="P2"><text:span text:style-name="T1">短短一兩年內.驚動台英兩國政府頻頻關切. 我國政府甚至主動給小弟抹黑抹黃,不遺餘力. 雖然如此,支持者卻一天比一天多,特別是一些進步界人士,更主動來與我聯絡,主動獻策或提供各種建議,包括建議我聯合亞洲各弱小民族起來反帝國主義等等(難道他們以為我是國父?).</text:span></text:p>
      <text:p text:style-name="P2"><text:span text:style-name="T1">建議之情感人,問題是,難道他們以為我是支薪辦事? 難道他們以為這是我的職業? 十幾年來,小弟一天只睡五六小時,其他全部時間幾乎全埋首書堆,只能利用一點零星時間來做這麼一些吃力不討好的事.</text:span></text:p>
      <text:p text:style-name="P2"><text:span text:style-name="T1">可是,這些給建議的人,卻建議得一副彷彿他們是我的老闆的口吻,總是說: "要擴大" "要串連" "要壯大" "不能太消極" "要主動出擊"...要這樣要那樣...等等等.</text:span></text:p>
      <text:p text:style-name="P2"><text:span text:style-name="T1">嗯,這些建議都很好,但你們何不自己去做呢? 何必講得好像我哪裡沒做好沒做夠似的,我又不是領各位同胞的薪水不是嗎?</text:span></text:p>
      <text:p text:style-name="P2"><text:span text:style-name="T1">比方說小弟每個月百忙中抽一天到台北參加反戰站樁,經常在站樁的前兩天連值幾天班數晚沒睡,而且,小弟也不是領薪水來反戰的不是嗎? 但我卻經常接到類似底下這樣的一些 "建議":</text:span></text:p>
      <text:p text:style-name="P2"><text:span text:style-name="T1">"""""我還是忍不住要提醒你們，頂著大太陽在師大門邊靜站舉牌反伊戰，在這個冷漠的台灣社會，效果非常有限。你們應該把精神與資源花在如何引起社會大眾的共鳴，...你們應該借用大眾傳播媒體來發聲！你們應該登廣告，你們應該詞簡意劾地發表時事評論""""</text:span></text:p>
      <text:p text:style-name="P2"><text:span text:style-name="T1">嗯,建議得很好! 但是,你若鈔票很多,喜歡在報紙登廣告,何不自己去登呢? 難道你以為我們很閒? 難道你以為這是我們的工作義務? 登廣告很好啊,你給我錢,我馬上幫你去登.</text:span></text:p>
      <text:p text:style-name="P2"><text:span text:style-name="T1">我的意思是說,建議或提醒當然很好,但是建議者若真的那麼厲害,怎麼不自己去做呢?</text:span></text:p>
      <text:p text:style-name="P2"><text:span text:style-name="T1">建議或提醒當然很好,但何必講得好像我們還做得不夠多不夠好似的. 我們做得再怎麼爛,總比建議者啥也沒做好吧!</text:span></text:p>
      <text:p text:style-name="P2"><text:span text:style-name="T1">建議或提醒當然很好,但這畢竟不是我們的職業,也不是我們的義務. 我們都是百忙之人,特別是董事長的忙碌,可說是一個人當十個人用;經常一整個月每天僅能有三四小時的睡眠;一天只要能吃上一頓飯,那天就已經算是輕鬆的日子了.</text:span></text:p>
      <text:p text:style-name="P2"><text:span text:style-name="T1">我只是寫字很快,於是利用比方說用餐時或處理一些不需要用大腦的雜務時的幾分鐘空檔寫成一篇又一篇的文章或留言,或是回答無數的來信或求助.</text:span></text:p>
      <text:p text:style-name="P2"><text:span text:style-name="T1">基本上,我們從來都不是閒人,更不是富人,做這些事除了很花時間之外,難道不需花錢?! 因此,李同學的比喻是荒唐的,你買地圖若買到舊版的,你儘可大小聲拿回去退,或乖乖等新版上市再買一本,就算是出版社也不會馬上為你更新版本.</text:span></text:p>
      <text:p text:style-name="P2"><text:span text:style-name="T1">更何況今天你來敝站閱讀或收集或利用各種資料,我們有沒有跟你收過一毛錢? 當你在一堆資料中看到極少數資料或連結或許尚未更新時,難道好意思頤指氣使彷彿我們沒有服務周到似的?</text:span></text:p>
      <text:p text:style-name="P2"><text:span text:style-name="T1">就好像那些指責我的 "反種族歧視運動" 不夠澎湃的建議者們,如果他們那麼厲害,何不也來弄個澎湃的反帝運動來讓我們瞧瞧?! 如果他們真的那麼在乎他們所建議的事,何不捐點錢讓我們好辦事? 何不一起來走上街頭? 而不是只會在幕後口水指導,指導得彷彿他們是老闆而我們是夥計似的.</text:span></text:p>
      <text:p text:style-name="P2"><text:span text:style-name="T1">巴勒網也是, 隨時更新或隨時加入新文章當然很好啊,但你給我們經費啊,我們或許可以考慮用你的經費來僱用幾名助理或翻譯者,或貼補各種傳單或文具特別是交通開支.</text:span></text:p>
      <text:p text:style-name="P2"><text:span text:style-name="T1">我倒想建議近乎天才兒童的李同學,未成年就如此關心以巴問題,而且關心到如此細節的地步,何不來加入我們的站樁行動?</text:span></text:p>
      <text:p text:style-name="P2"><text:span text:style-name="T1">我們打算(尚未定案)挑一個黃道吉日去 AIT (美國在台協會)舉牌,歡迎李同學加入--當然,十六歲以下未成年兒童最好請家長陪同.</text:span><text:span text:style-name="T3"><text:line-break/></text:span></text:p>
      <text:p text:style-name="P1"><text:span text:style-name="T1">李秉叡 | 2008.07.20 17:49 | </text:span><text:span text:style-name="T2">#</text:span></text:p>
      <text:p text:style-name="P4"><text:span text:style-name="T1">本人對於巴勒網的一些內容覺得有需要改進，比如像你們網路連結裡提供的連結，其中有一個﹝Refusing For Israel﹞已經點不進去了，建議把它拿掉。另外，巴以局勢最新報導這個連結，它似乎打從2007年1月之後就沒有任何新文章了，後雖然有個中東合會的專題報導網頁，不過它裡面最新的文章是在2007年12月發表的，很明顯也已經過時了。</text:span></text:p>
      <text:p text:style-name="P4"><text:span text:style-name="T1">另外就是地圖的部分，有關加薩走廊的地圖，日前我曾對此發表疑問，得到的回應是：關於本站的地圖未更新一事，迦薩走廊和約旦河西岸地圖都是取自於半島電視台(Al Jazeera)的英文官方網站中巴勒斯坦專題，他們的地圖未更新，加上我們一時也沒有找到合適的地圖，所以暫時未更新。如果有需要地圖的朋友，請自行上google查詢，我想應該可以找到一堆新的舊的地圖，要不然在腦海裡想像，直接把迦薩的屯墾區搬到約旦河西岸去也可以。</text:span></text:p>
      <text:p text:style-name="P4"><text:span text:style-name="T1">我對此反應感到不滿，這就好像你買了一本俄羅斯旅遊指南，裡面附的地圖居然是1989年的地圖，你像出版社抗議，它給你的回答是市面上就有許新的地圖，可以去買來看。你對於這個回答，你會作何感想？如果真的找不到地圖，那就把那張舊圖拿掉好了，以免讓人感覺怪怪的。另外一張約旦河西岸地圖在我看來也有地圖圖例標示不清的缺陷。首先，沒有標明城鎮的圖例，僅僅標上城市名字，但問題是誰知道該城鎮的位置是位在該名字的上下左右，哪一邊呢？再來就是標了路障和固定檢查站的位置，卻沒有標示出道路的分布狀況，這令人覺得不倫不類。最後一個致命缺陷，沒有標示出隔離牆的分布狀況。巴勒網上有關隔離牆的文章都有描述這座牆把許多巴勒斯坦的領土給圈進以色列的領土裡，不過到底圈了多少土地，用文字敘述是說不清楚的，用地圖顯示就令人一目了然了。</text:span></text:p>
      <text:p text:style-name="P4"><text:span text:style-name="T1">說了那麼多，大概會有人問我：你有找到更好的地圖嗎？本人在網路上是找到了一張我認為不錯的地圖﹝注四﹞，上面有屯墾區、道路、隔離牆、主要城市的分布狀況。建議巴勒網可採用這張圖。</text:span></text:p>
      <text:p text:style-name="P4"><text:span text:style-name="T1">目前我覺得你們的網站缺乏來顯示巴勒斯坦人在以色列的佔領下的狀況的照片，雖然在網站連結裡有一個﹝Rafah Reports﹞，不過它是以圖文並排的方式來呈現照片，對於那些英文不太好的人而言有點吃力，且拍攝地點只限於加薩走廊地區。﹝順便一提，這個網站一點進去，一開始出現的居然是2005年的照片和文章〈注一〉，要在進一步的點選才能到達2008年的網頁〈注二〉。這有點奇怪，一般而言一個網站一點進去呈現的應該是最新的訊息才對啊！﹞我在此和大家分享一個網站【PalestineToday】〈注三〉，是由位於Al-Kalil的Al-Watan 中心和Nonviolence International共同建立的網站，用來呈現巴勒斯坦人生活的故事和相片。裡面的照片是由一位名叫Nayef Hashlamoun的攝影師拍攝的。有興趣的人可以看一看。</text:span></text:p>
      <text:p text:style-name="P4"><text:span text:style-name="T1">順便一提，那位拉法攝影師日前在倫敦被頒發Martha Gellhorn Prize for Journalism，不過當它回到加薩走廊時居然被以色列安全部門的官員給虐待。</text:span></text:p>
      <text:p text:style-name="P4"><text:span text:style-name="T1">對於此事，他接受美國“現在就要民主！”﹝Democracy Now！）電台的訪問﹝注五﹞，詳細的敘述整件事的來龍去脈，想知道更多的人可到該網站閱讀詳細採訪內容。</text:span></text:p>
      <text:p text:style-name="P4"><text:span text:style-name="T1">以上是我對巴勒網的一些建議本人的寫作技巧差，有些句子大家讀起來可能會覺得怪怪的，不變之處請原諒。</text:span></text:p>
      <text:p text:style-name="P3"><text:span text:style-name="T1"/></text:p>
      <text:p text:style-name="P4"><text:span text:style-name="T1">網站連接：</text:span><text:span text:style-name="T3"><text:line-break/></text:span><text:span text:style-name="T1">注一：http://rafah.virtualactivism.net/gazanews/todaymain.htm</text:span><text:span text:style-name="T3"><text:line-break/></text:span><text:span text:style-name="T1">注二：http://rafah.virtualactivism.net/news/todaymainmain.htm</text:span><text:span text:style-name="T3"><text:line-break/></text:span><text:span text:style-name="T1">注三：http://www.palestinetoday.org/</text:span><text:span text:style-name="T3"><text:line-break/></text:span><text:span text:style-name="T1">注四：http://en.wikipedia.org/wiki/Image:West_Bank_%26_Gaza_Map_2007_%28Settlements%29.gif</text:span><text:span text:style-name="T3"><text:line-break/></text:span><text:span text:style-name="T1">注五：http://www.democracynow.org/2008/7/7/award_winning_palestinian_journalist_mohammed_omer</text:span><text:span text:style-name="T3"><text:line-break/></text:span></text:p>
      <text:p text:style-name="P1"><text:span text:style-name="T1">陳真 | 2008.07.20 15:45 | </text:span><text:span text:style-name="T2">#</text:span></text:p>
      <text:p text:style-name="P2"><text:span text:style-name="T1">李先生,說道歉太沉重,希望你不會覺得我講話太酷吏.</text:span></text:p>
      <text:p text:style-name="P2"><text:span text:style-name="T1">謝謝你熱心提供資訊,但可別覺得熱臉貼了冷屁股,我只是有話直說.</text:span></text:p>
      <text:p text:style-name="P2"><text:span text:style-name="T1">至於我常批評的匿名,我倒不是說每個人都應該報上戶口及真實姓名,而是指的一種 "並不企圖隱瞞" 的感覺,比方說一個人今天叫張三,明天又變成李四,下午王五,晚上就變成林六,一下子是這個身份,過兩天又是另一種身份,白天女的,晚上就變成男的,不但無人知其是誰,而且他也很顯然刻意不留下任何線索. 我指的是這樣一種心態,才是所謂匿名,</text:span></text:p>
      <text:p text:style-name="P2"><text:span text:style-name="T1">匿名無所謂,但每一種想法總是得連著一個血肉,連著一個 "人",否則我們不知道如何看待他所寫出的句子或想法.想法或句子是很難獨立存在而取得實質意義的,它總得連到一個活的什麼東西上,否則這想法就宛如寫在廁所牆上罵皇帝的無主句子一樣,毫無意義.</text:span></text:p>
      <text:p text:style-name="P1"><text:span text:style-name="T1">李秉叡 | 2008.07.20 10:57 | </text:span><text:span text:style-name="T2">#</text:span></text:p>
      <text:p text:style-name="P4"><text:span text:style-name="T1">陳真先生您好：</text:span><text:span text:style-name="T3"><text:line-break/></text:span><text:span text:style-name="T1">那篇報導最下面那三句話是我個人對於那篇報導的感想。我妹能就他與報導本身區隔，造成大家閱讀的不變。在此向大家道歉。</text:span></text:p>
      <text:p text:style-name="P1"><text:span text:style-name="T1">陳真 | 2008.07.20 02:08 | </text:span><text:span text:style-name="T2">#</text:span></text:p>
      <text:p text:style-name="P2"><text:span text:style-name="T1">補充一下,這不是硬性規定,但希望張貼者至少應該說清楚你為什麼要貼這東西,以及你對該資訊的看法;透過張貼該資訊,你究竟想要說什麼.</text:span></text:p>
      <text:p text:style-name="P2"><text:span text:style-name="T1">另外就是盡量避免作者不詳的評論或報導,比方說仔所貼的這 "報導" (這也叫報導?)竟然還出現這樣一大段奇怪的句子,什麼 "對於真主黨這樣興災樂禍的心情，本人有點不太高興。" "本人" 是誰呢? 是哪位記者先生或哪位作家?</text:span></text:p>
      <text:p text:style-name="P2"><text:span text:style-name="T1">如果 "本人" 是指的仔仔本人,那就應該把你的評論和原有的報導做出明顯區隔才對,而不是讓人搞不清 "本人" 究竟是誰.</text:span></text:p>
      <text:p text:style-name="P2"><text:span text:style-name="T1">如果 "本人" 是指的仔仔本人,那仔仔又是誰呢? 這問題其實也講過 N 遍了,匿名雖是你的自由,但匿名發表評論其實就跟躲在廁所牆上塗鴉一樣是毫無意義的.</text:span></text:p>
      <text:p text:style-name="P2"><text:span text:style-name="T1">至於可信度不佳或早已如雷灌耳的主流意見其實也沒有什麼張貼的價值.</text:span></text:p>
      <text:p text:style-name="P1"><text:span text:style-name="T1">陳真 | 2008.07.20 01:40 | </text:span><text:span text:style-name="T2">#</text:span></text:p>
      <text:p text:style-name="P4"><text:span text:style-name="T1">仔仔先生,你常張貼資訊,但我有時看不出來這些資訊的重要性.我的意思是說,類似的資訊可謂千千萬萬,若要貼,哪貼得完?</text:span></text:p>
      <text:p text:style-name="P4"><text:span text:style-name="T1">而且,這類取自中文媒體的資訊大多不可靠. 我基本上是建議大家連看也不要看,因為:</text:span></text:p>
      <text:p text:style-name="P4"><text:span text:style-name="T1">一來,事實層面的可信度太低;</text:span></text:p>
      <text:p text:style-name="P4"><text:span text:style-name="T1">二來,評價層面的水平太低.</text:span></text:p>
      <text:p text:style-name="P4"><text:span text:style-name="T1">比方說底下這 "評論報導" 寫著: "真主黨這樣幸災樂禍的心情...",請問這是哪門子的理解事物方式? 這比較像是三姑六婆或台灣選舉抹黑式的一種理解方式與評價方式不是嗎?</text:span></text:p>
      <text:p text:style-name="P4"><text:span text:style-name="T1">這報導還寫著: "以黎衝突的導火線就是因為他們越界攻擊以色列士兵",這也是胡說八道! 詳見本台 "以黎戰爭答客問". 在此不贅.</text:span></text:p>
      <text:p text:style-name="P4"><text:span text:style-name="T1">我並不想一直重覆同樣的話,但我基本上還是希望各位盡量減少張貼,盡量自己寫自己講,講你自己的想法,而不是毫無標準或甚至有點莫名其妙地叫大家閱讀一些不知道有何意義可言的報導或評論,不斷把一些大多品質欠佳的資訊或評論給直接張貼在此.</text:span></text:p>
      <text:p text:style-name="P4"><text:span text:style-name="T1">我一方面也怕這會讓比較不知情的人以為你是我們巴勒網的人,以為你所張貼的訊息是基本上可信的或我們所認同的.</text:span></text:p>
      <text:p text:style-name="P4"><text:span text:style-name="T1">我希望即使是留言板,它所張貼的資訊也應該受到一點基本的品質管制才對.</text:span></text:p>
      <text:p text:style-name="P4"><text:span text:style-name="T1">仔仔先生自稱是國中或高中生,在此已出沒多年,但究竟何方人士至今不詳,何不亮個相來參加我們每個月的站樁行動,大家認識認識如何? 這應該會比一直貼剪報有意義一些.</text:span></text:p>
      <text:p text:style-name="P1"><text:span text:style-name="T1">仔仔 | 2008.07.18 17:39 | </text:span><text:span text:style-name="T2">#</text:span></text:p>
      <text:p text:style-name="P2"><text:span text:style-name="T1">以黎換囚兩樣情 黎國民眾歡呼 以人淚迎屍體</text:span><text:span text:style-name="T3"><text:line-break/></text:span><text:span text:style-name="T1">• 2008-07-17</text:span><text:span text:style-name="T3"><text:line-break/></text:span><text:span text:style-name="T1">• 今日晚報</text:span><text:span text:style-name="T3"><text:line-break/></text:span><text:span text:style-name="T1">• 【中央社】</text:span><text:span text:style-name="T3"><text:line-break/></text:span><text:span text:style-name="T1">　</text:span><text:span text:style-name="T3"><text:line-break/></text:span><text:span text:style-name="T1">以色列當局釋放的五名黎巴嫩囚犯今天已返扺黎國，而數小時前，「真主黨」也將游擊隊員兩年前俘虜的兩名以國士兵的屍體交給以方。</text:span></text:p>
      <text:p text:style-name="P2"><text:span text:style-name="T1">　換囚行動中獲釋的包括犯下三起謀殺案的坎塔爾，他在一九七九年犯下三起謀殺案，遇害者包括一名兒童在內，遭判處五個無期徒刑，今天他在黎國獲得熱烈迎接，高呼勝利，但在以國卻引發憤怒。</text:span></text:p>
      <text:p text:style-name="P2"><text:span text:style-name="T1">　國際紅十字會派出四部車，載著這些囚犯越過邊界，真主黨則由換囚談判首席代表沙法迎接。</text:span></text:p>
      <text:p text:style-name="P2"><text:span text:style-name="T1">　坎塔爾是以國境內年齡最長的阿拉伯囚犯，他身著灰色運動衫與牛仔褲，下車後與支持者擁抱。</text:span></text:p>
      <text:p text:style-name="P2"><text:span text:style-name="T1">　以方釋放這五名囚犯，以換取前年七月十二日遭俘虜的兩名以國士兵高瓦瑟與芮格夫的屍體。</text:span></text:p>
      <text:p text:style-name="P2"><text:span text:style-name="T1">　這兩名士兵的命運一直是個謎，直到今早他們的屍體交還以國才真相大白。</text:span></text:p>
      <text:p text:style-name="P2"><text:span text:style-name="T1">　真主黨的沙法在以、黎邊界的納古拉邊境檢查站說：「今天我們交出高瓦瑟與芮格夫。」此時有人將兩具黑色棺木放在地上，現場許多人圍觀。</text:span></text:p>
      <text:p text:style-name="P2"><text:span text:style-name="T1">　以方等待著要知道高瓦瑟與芮格夫的命運，情緒相當凝重；前年七月這兩名士兵在真主黨的越界突襲中遭到俘虜，引發以國在黎巴嫩發動持續三十四天造成嚴重破壞的戰爭。</text:span></text:p>
      <text:p text:style-name="P2"><text:span text:style-name="T1">　以國當局進行驗屍，隨後軍方發言人告訴法新社：「兩名士兵身分已經確認。」</text:span></text:p>
      <text:p text:style-name="P2"><text:span text:style-name="T1">　高瓦瑟的家屬看著真主黨交出棺木的畫面，不禁崩潰流出絕望的淚水，而在芮格夫家附近，鄰居三五成群，點燃蠟燭，默默流淚。</text:span></text:p>
      <text:p text:style-name="P2"><text:span text:style-name="T1">　芮格夫的女性長輩哈娜哭喊：「他們對你做了什麼？」</text:span></text:p>
      <text:p text:style-name="P2"><text:span text:style-name="T1">　以軍高級軍官稍後訪視兩家，正式告知士兵陣亡。</text:span></text:p>
      <text:p text:style-name="P2"><text:span text:style-name="T1">　以國許多人質疑，以國為何要付出這麼高的代價，迎回將於明天下葬的士兵屍體，並稱換囚可能鼓舞區域宿敵。</text:span></text:p>
      <text:p text:style-name="P2"><text:span text:style-name="T1">　黎國則準備了英雄式的歡迎，在納古拉鋪上紅地毯迎接，現場播音器播放愛國歌曲以及真主黨領袖納斯拉勒的致詞，道路兩旁裝飾著慶祝旗幟。</text:span></text:p>
      <text:p text:style-name="P2"><text:span text:style-name="T1">對於真主黨這樣興災樂禍的心情，本人有點不太高興。就算他們不關心以色列人的心情也就算了，他們有沒有想過那場死傷慘重的以黎衝突的導火線就是因為他們越界攻擊以色列士兵，所以黎國百姓的死，有一半要歸罪於他們，另一半才是以色列的過度反應和胡亂轟炸。</text:span></text:p>
      <text:p text:style-name="P1"><text:span text:style-name="T1">陳真 | 2008.07.18 02:54 | </text:span><text:span text:style-name="T2">#</text:span></text:p>
      <text:p text:style-name="P4"><text:span text:style-name="T1">在英國,你會覺得這個社會基本上已經 well-established,人與事基本上是沿著相當程度的理性與道德進行,不會有太離譜的事發生. 許多時候,你甚至能感到你必須細膩地使用大腦以便與這個社會有所應對.許多時候,你也必須提昇一下道德敏感度,以免顯得異樣.</text:span></text:p>
      <text:p text:style-name="P4"><text:span text:style-name="T1">但在台灣卻不然,可謂處處驚奇,大腦不但是多餘的,而且不管你怎麼努力降低智商,人們愚蠢的程度仍然讓人嘆為觀止. 至於道德水平就更不用說了. 即便無冤無仇素不相識,只要一眼看不順,依然能任意加害,毫不手軟,而且居心之邪辟乖張,往往難以想像.</text:span></text:p>
      <text:p text:style-name="P4"><text:span text:style-name="T1">道德方面就算了,令我不解的是,我能想像聰明絕頂,也能想像極低智能,我能想像品性高潔,也能想像卑鄙下流,但我無法想像一個智商很低很低的人,為什麼會以為自己很聰明;我也同樣無法想像一個猥瑣窩囊的人怎麼會以為自己擁有替天行道的正義感與特權.</text:span></text:p>
      <text:p text:style-name="P4"><text:span text:style-name="T1">民進黨是始作俑者,它帶來一種人性的黑雨,製造一大批這樣的台灣人;就好像毛澤東和四人幫製造一堆沒有半點大腦的紅衛兵一樣.</text:span></text:p>
      <text:p text:style-name="P4"><text:span text:style-name="T1">這位匿名人士拜託別再浪費大家的時間了,我能刪則刪,因為實在毫無意義,我已經沒有耐心也沒有信心再去教育這些人,教育你們如何聽說讀寫以及如何為人處世應該是你們爹娘以及小學老師的工作才對.</text:span></text:p>
      <text:p text:style-name="P4"><text:span text:style-name="T1">這混蛋看到我底下這篇文章,我最後寫了一句 "我不該感到絕望",這樣一句話竟然也能變成是我漠視弱勢者的罪名,實在是莫名其妙到極點. 理論上應該不會有人笨到這種地步才對,唯一的解釋就是混蛋匿著名講混話幹混蛋事.</text:span></text:p>
      <text:p text:style-name="P4"><text:span text:style-name="T1">一個人如何,你可以從他有哪些朋友來判斷,同樣地,一個黨如何,你也能從它的支持者的普遍水平來判斷.</text:span></text:p>
      <text:p text:style-name="P4"><text:span text:style-name="T1">有一種邪靈,就像附身一樣,過去是附在老K 身上,真沒想到後來卻附到這個我所參與建立的黨身上.</text:span></text:p>
      <text:p text:style-name="P4"><text:span text:style-name="T1">我常納悶,難道你們沒有半點自尊?難道當你們看 "教父" 時心裏並不是嚮往著教父的某種剛烈正直,而是嚮往著教父旁邊那些面目模糊拿槍嚇人的囉嘍?</text:span></text:p>
      <text:p text:style-name="P4"><text:span text:style-name="T1">難道當你們每天回到家照著鏡子,面對著鏡中人時心裏會很得意自己今天匿名幹了些什麼混蛋事講了些混蛋話?</text:span></text:p>
      <text:p text:style-name="P4"><text:span text:style-name="T1">你若有子女,難道你會很得意地跟你的子女炫耀說把拔或馬麻我今天匿名幹了些什麼混蛋事講了些混蛋話?</text:span></text:p>
      <text:p text:style-name="P4"><text:span text:style-name="T1">一個人就算有恨亦不可恥,但他依然應該用一種正直且勇敢的方式去打擊他心目中的敵人,而不是用一種窩囊猥瑣甚至低智能的方式,那只是傷害了你自己的靈魂不是嗎?</text:span><text:span text:style-name="T3"><text:line-break/><text:line-break/></text:span><text:span text:style-name="T1">陳真</text:span><text:span text:style-name="T3"><text:line-break/></text:span><text:span text:style-name="T1">===========</text:span><text:span text:style-name="T3"><text:line-break/></text:span><text:span text:style-name="T1">林口之夜：給姪女的一封信</text:span></text:p>
      <text:p text:style-name="P4"><text:span text:style-name="T1">陳真</text:span><text:span text:style-name="T3"><text:line-break/></text:span><text:span text:style-name="T1">立報《哈巴狗電台》</text:span></text:p>
      <text:p text:style-name="P3"><text:span text:style-name="T1"/></text:p>
      <text:p text:style-name="P4"><text:span text:style-name="T1">叔叔也很愛星星。劍橋荒涼，夜裏暗，星星特別多，抬頭望去，明滅閃爍，彷彿一個個會說話。出國前，有兩年時光在門諾醫院看診，周末周日都在花蓮。中午從沙鹿出發，晚上在台北用餐，深夜一點的火車抵達。下了班，常一個人騎車去海邊逛，海風呼號，心裏總有說不出的感動。</text:span></text:p>
      <text:p text:style-name="P4"><text:span text:style-name="T1">跟妳一樣，叔叔也曾買過一堆會發出螢光的塑膠星星，貼在房間牆上。夜晚熄燈後，「星星」就一顆顆亮了起來。可惜不夠黏，「星星」常會掉下來，所以後來就沒再貼。二十年了，「星星」還在，藏在個盒子裏，裏頭存放著許多回憶。</text:span></text:p>
      <text:p text:style-name="P4"><text:span text:style-name="T1">畢業後，在林口長庚工作，開始有了收入，馬上買了一架超大型望遠鏡。之所以花半個月薪水買它，是為了看星星。後來，妳奶奶突然去世，叔叔就把望遠鏡收起來，從此沒再拿出來看，至今仍存放台南老家某個黑暗角落。</text:span></text:p>
      <text:p text:style-name="P4"><text:span text:style-name="T1">叔叔大六時，妳嬸嬸唸高二，她因擔任校刊社長，轉載我的一篇《1988年台灣兒童人權報告》在校刊上被退學。不久叔叔也出了事，國民黨用叛亂罪辦我，情治單位像鬼一樣整天跟著，對每家錄用我的醫院恐嚇施壓。叔叔不斷找到工作，卻也不斷失去工作，每家醫院總是迫於政治高壓叫我自動解約辭職，從高醫到草療（草屯療養院），一家換過一家。黨外十年，一路走來，除了血，便是淚；走投無路之際，不想連累家人，於是避不見面，沒想到一避就是兩年。兩年後母子重逢，三天後竟天人永別。</text:span></text:p>
      <text:p text:style-name="P4"><text:span text:style-name="T1">當時和妳嬸嬸在林口租了間月租兩千五的小房間，是頂樓違建，門外就是陽台。有一天值班，一隻約兩月大流浪狗搖搖晃晃走進急診室，一個醫生一腳把牠踢飛門外，不久又走了進來，醫生又把牠像踢足球一樣踢出去，沒想到牠稍候又晃了進來。叔叔怕牠繼續被踢，於是把牠抱回家。牠很膽小，連看到小貓也怕，所以我們就叫牠阿乖，收養在陽台上。一家「三」口， 個個失去家，常覺得人生很絕望，彷彿看不到明天。</text:span></text:p>
      <text:p text:style-name="P4"><text:span text:style-name="T1">當時天氣熱，路邊常有賣大西瓜。有一天下了班，順道買了一粒西瓜回家，我們就和阿乖在陽台邊吃邊玩。剛入秋，天上一輪明月，於是搬出那架超大望遠鏡想來看個仔細。看著星星月亮，看著遠方明暗燈火，當鏡頭往下朝街上望去，巷口往來人們竟栩栩如生來到眼前。不知道為什麼，看著鏡頭裏往來路人身影，叔叔心裏突然有著一種很深的憐憫與感激，也許就像《哭泣與耳語》裏飽受癌症折磨的女主角說的，「這就是幸福，人生不可能比這更好了」，我不該感到絕望。</text:span><text:span text:style-name="T3"><text:line-break/></text:span></text:p>
      <text:p text:style-name="P1"><text:span text:style-name="T1">仔仔 | 2008.07.17 13:07 | </text:span><text:span text:style-name="T2">#</text:span></text:p>
      <text:p text:style-name="P2"><text:span text:style-name="T1">國際瞭望：美英制裁辛巴威案失敗原因</text:span></text:p>
      <text:p text:style-name="P2"><text:span text:style-name="T1">2008-07-17 中國時報 【本報訊】</text:span></text:p>
      <text:p text:style-name="P2"><text:span text:style-name="T1">　美國所提制裁辛巴威案在聯合國安全理事會表決時，有9國投了贊成票，那是美國、英國、法國、比利時、義大利、巴拿馬、布基納法索、克羅埃西亞、哥斯大黎加，按說9票是正好通過的必須票，但是中國、俄羅斯、南非、利比亞、越南投反對票，印尼棄權，而由於中俄都享有否決權，所以提案被否決，把美國氣得跳腳。</text:span></text:p>
      <text:p text:style-name="P2"><text:span text:style-name="T1">　美國何以生氣呢？它覺得是被俄國耍了，因為在之前的「八國集團」峰會中，各國領導人表示將針對辛巴威政府官員施加制裁，俄國總統梅德維捷夫並沒有提出異議，因此西方包括英、美兩國認為俄羅斯已改變了以前不同意制裁的立場，因此美國駐聯大代表哈里札德很有把握案子會通過。</text:span></text:p>
      <text:p text:style-name="P2"><text:span text:style-name="T1">　美英的估計是：中國不會投否決票，北京奧運舉行在即，中國投鼠忌器，不會因此得罪西方國家，何況辛巴威現在並非中國視為必須深交的國家，中國棄權就既可不得罪西方國家，也可向辛巴威交代。而美國代表更確定的是，如果俄國不投反對票，中國就可能棄權，因為中國投否決票的情況並不多見，往往是在涉及台灣問題或是安理會要對某些國家動武時方投票反對的。因此爭取俄國最重要。</text:span></text:p>
      <text:p text:style-name="P2"><text:span text:style-name="T1">　但這估算顯然錯誤，正如中國駐聯合國代表王光亞所說：「反對動不動就以制裁來干涉他國內政，是中國一貫立場。」顯然中國的外交自信已非昔比，它對辛巴威一案的反對較俄國尤甚。</text:span></text:p>
      <text:p text:style-name="P2"><text:span text:style-name="T1">　美國學者哈斯8年前為美國國會作了最詳盡的調查後斷定，制裁是一種非常鈍的工具，本來要削弱某政權地位，結果是鞏固了其地位。聯合國前祕書長安南也說，制裁是一種鈍得甚至適得其反的工具。英國《泰晤士報》有篇文章說，制裁是懦夫發動的戰爭，這也許有點道理。</text:span><text:span text:style-name="T3"><text:line-break/></text:span><text:span text:style-name="T1">-----------------------------------------------</text:span><text:span text:style-name="T3"><text:line-break/></text:span><text:span text:style-name="T1">奇怪了，那麼當初國際間對於南非的杯葛行動，為何會成功呢？</text:span></text:p>
      <text:p text:style-name="P3"><text:span text:style-name="T1"><text:line-break/></text:span></text:p>
      <text:p text:style-name="P1"><text:span text:style-name="T1">懷軒 | 2008.07.17 02:27 | </text:span><text:span text:style-name="T2">#</text:span></text:p>
      <text:p text:style-name="P4"><text:span text:style-name="T1">這位MOMO先生(還是小姐)，你也是個碰到"馬英九"就會轉彎的人，差別只是你連你在轉彎或是轉圈圈都不知道。躲在隱形的暱稱背後，無名無姓的大放厥詞批評謾罵他人，這就是身為台灣的"大學菁英知識分子"最會做的事。</text:span><text:span text:style-name="T3"><text:line-break/></text:span><text:span text:style-name="T1">你/妳的發言實在令人看了覺得很替台灣的教育感到灰心。</text:span></text:p>
      <text:p text:style-name="P1"><text:span text:style-name="T1">momo | 2008.07.17 02:01 | </text:span><text:span text:style-name="T2">#</text:span></text:p>
      <text:p text:style-name="P2"><text:span text:style-name="T1">啊, 原來陳先生你提了那麼多當年勇, 刻劃了那麼多悲傷的情節, 但是關懷弱勢全是虛假的, 碰到馬英九就全都會轉彎, OK, 了解。</text:span></text:p>
      <text:p text:style-name="P1"><text:span text:style-name="T1">陳真 | 2008.07.15 12:39 | </text:span><text:span text:style-name="T2">#</text:span></text:p>
      <text:p text:style-name="P4"><text:span text:style-name="T1">仔仔,我對以巴問題連略懂也談不上;但你的疑問大約只要上網搜尋一下資料便瞭.</text:span></text:p>
      <text:p text:style-name="P4"><text:span text:style-name="T1">至於人權,干預內政又何妨? 就如家暴,私密家政都能干預,何況內政. 我是說,主權不是最高指令,甚至人權也不是.</text:span></text:p>
      <text:p text:style-name="P4"><text:span text:style-name="T1">一說人權高於主權,這樣講其實很危險,如果 "國情不同" 往往是一種藉口,所謂人權何嘗不是. 美國不就靠它讓千萬顆人頭落地.</text:span></text:p>
      <text:p text:style-name="P4"><text:span text:style-name="T1">換句話說,權利這東西無法原則化,無法提出一種一體適用的規則,而只能訴諸永無止盡的辯護與議論.</text:span></text:p>
      <text:p text:style-name="P4"><text:span text:style-name="T1">所謂人同此心, "此心" 雖不變,但權利概念位階卻隨時空與文化而變動,畢竟它是一種概念,概念永遠有其邊緣模糊地帶.比方說一棵樹就是一棵樹,我們一般不會納悶它有著一種具有爭議的邊緣地帶,但人權就像一個沙堆,你無法指出構成沙堆的沙子具體數量;當你移走一粒沙,它仍是個沙堆,移走兩粒仍是沙堆,但移走一萬粒之後,也許你就只能說那只是一盤散沙而不成堆了,可是,究竟是第幾顆沙粒使沙堆不成其堆,這問題卻無解;你找不到這顆 "最後的沙粒".</text:span></text:p>
      <text:p text:style-name="P4"><text:span text:style-name="T1">概念也一樣,你不可能給概念設定一個明確的成立範圍.比方說罵人是一種家暴或兒虐,但我小時候隔壁幾個疼愛小孩的歐巴桑卻不時罵著夭壽死囝膨肚短命,拿著藤條一路追打,難道我們真的要把她以兒虐罪名繩之以法?</text:span></text:p>
      <text:p text:style-name="P4"><text:span text:style-name="T1">美國喜歡以人權當成一種侵犯他人領土與主權的藉口,她的口號之一不外就是 "人權是一種普世價值",這話很甜很漂亮,但我們得小心別把它當糖衣包毒藥.</text:span></text:p>
      <text:p text:style-name="P4"><text:span text:style-name="T1">中國則喜歡以概念的相對性宣稱國情不同,這話挺有道理挺理性,但同樣別把它拿來當遮羞布.</text:span></text:p>
      <text:p text:style-name="P4"><text:span text:style-name="T1">為惡者總是會想盡辦法為惡行辯護,這沒什麼好奇怪,議論攻防本是常態,一切概念盡皆如此. 可怕的不是議論,可怕的不是騙,可怕的是阿西;他無法思考,而只會看顏色辦事. 這種人在台灣很多,幾乎佔了八成的人口;蠢血沸騰,傻到不行.</text:span></text:p>
      <text:p text:style-name="P1"><text:span text:style-name="T1">仔仔 | 2008.07.14 22:44 | </text:span><text:span text:style-name="T2">#</text:span></text:p>
      <text:p text:style-name="P2"><text:span text:style-name="T1">陳真先生您好：我發現不少伊斯蘭組織都指控以色列政府佔領巴勒斯坦領土之後的六十年來﹐他們的重要目標之一是銷毀和剷除被全世界穆斯林尊崇為神聖地位僅次於麥加禁寺的阿克薩清真寺。</text:span></text:p>
      <text:p text:style-name="P2"><text:span text:style-name="T1">請問這個指控是真是假呢？</text:span></text:p>
      <text:p text:style-name="P2"><text:span text:style-name="T3"><text:line-break/></text:span><text:span text:style-name="T1">另外美國國務院每年都會發表各國人權報告，常被一些國家指責粗暴干預內政﹝像中國﹞，並要求美國政府先解決自己國內的人權問題。對此，不知大家對於這件事的看法如何？你們認為美國發表這些報告，是在干預其他國家的內政嗎？</text:span></text:p>
      <text:p text:style-name="P2"><text:span text:style-name="T1">本人對這些報告的看法是：美國國務院應該也針對美國本身做一分「美國人權報告」，不能總是指責別人的缺點，而不看看自己有沒有犯下這些缺點吧！</text:span></text:p>
      <text:p text:style-name="P1"><text:span text:style-name="T1">陳真 | 2008.07.14 15:21 | </text:span><text:span text:style-name="T2">#</text:span></text:p>
      <text:p text:style-name="P4"><text:span text:style-name="T1">我常納悶一個問題,那就是智能. 看重才智的羅素曾感嘆,"聖經無一字稱讚聰明才智",在我看來,智能這東西似乎沒什麼意義,可是,充斥四周的這樣一些彷彿毫無底線的愚蠢卻常讓人感到極度不可思議,為什麼會有人能講話能吃飯能在一定的地方大小便甚至能唸書能教書,但卻笨到令人無法想像;怎麼可能會有人笨到這種地步!?</text:span></text:p>
      <text:p text:style-name="P4"><text:span text:style-name="T1">唯一的解釋是: 他有著一種通常是笨蛋才會有的不良衝動,一種想扭曲事實卻無法使之化為想像力的低能衝動;表現在外於是就成為一種 "信口開河" 的敗德;彷彿只要在言詞上扭曲了事實,事實便會真的被扭曲似的; 彷彿只要透過言詞把某人或某事說得爛了,那人那事便會立即發臭.</text:span></text:p>
      <text:p text:style-name="P4"><text:span text:style-name="T1">你能教一個蠢蛋學習一些適合他的程度之技能或知識,但你無法教一個心志敗壞的蠢蛋學習任何東西,除非上帝先糾正他最起碼的品性,使他至少能夠先清楚地知道人事物最基本的模樣,比方說知道一不等於二,知道 3 沒有顏色--雖然3隻烏鴉是黑色,但這不會使 3 染上顏色,知道甲地的一棵樹跟乙地的一朵花是不一樣的東西等等.</text:span></text:p>
      <text:p text:style-name="P4"><text:span text:style-name="T1">既然教導品性是上帝的工作,於是才智方面的教學便令人悲觀,因為它本身是極其簡單而且沒有什麼意義的;反之,當一個人最基本的 "心" 正了,他的 "眼睛" 他的 "腦" 也會跟著正;你不需要教他什麼,他自然能夠對人事物產生屬於他自己的理解.</text:span></text:p>
      <text:p text:style-name="P1"><text:span text:style-name="T1">momo | 2008.07.14 11:50 | </text:span><text:span text:style-name="T2">#</text:span></text:p>
      <text:p text:style-name="P2"><text:span text:style-name="T1">雲林拾荒阿嬤在烈日下用鐵籠載二位稚孫去工作, 她的低收入戶補助是每月4000元台幣, 要養三個孫子。</text:span><text:span text:style-name="T3"><text:line-break/></text:span><text:span text:style-name="T1">2008/7/13又傳出家庭悲劇！台北縣新莊一名薛姓父親，疑似承受不了卡債與貸款壓力，帶著1對6歲的雙胞胎女兒在家中燒炭自殺，同屋的奶奶今天中午叫起床吃飯，發現房門緊鎖無回應，用鑰匙打開門一看，3人已經躺在床上氣絕身亡。</text:span><text:span text:style-name="T3"><text:line-break/></text:span><text:span text:style-name="T1">向人民承諾要「完全執政、完全負責」的馬英九, 在把台灣的通膨火上加油、經濟搞得一團糟後, 說要「苦民所苦」, 並信心喊話要求人民「共體時艱」, 結果他席次3/4的立法院還是優先要通過4000億的錢坑法案, 綁樁、圖利特定族群！任憑社會大眾呼籲, 仍不願把納稅人血汗錢的預算資源, 改用到弱勢族群身上, 在此時刻, 你在立報2008/7/13的文章中, 談著談著, 竟還能說出「我不該感到絕望」的感言；在2008/7/6還在說「正如昔日高喊「弱勢優先」的民進黨諸公，一旦當權，便優先把弱勢者踐踏腳下。」你真的關懷弱勢嗎？如果是, 現今此刻, 你怎能不要求當今大總統馬英九先生, 行行好, 在他3/4席次的立法院為台灣弱勢者, 至少沒飯吃的兒童, 通過維護他們基本生存權所需的救助法案吧！從1949年到現在都在立法院占絕對多數的國民黨, 不要再把國家資源全部輸送到肥茲茲的特定族群身上了！322之前陳先生你也為馬英九的選情寫很多文章大聲疾呼啊！或者你根本和馬英九是同類型的人, 不負責任又冷血, 所謂的苦民所苦、心疼、悲傷, 關懷弱勢, 都是花言巧語？！</text:span><text:span text:style-name="T3"><text:line-break/></text:span><text:span text:style-name="T1">我是一位唸財經法律的在校學生, 對執政陣營及其支持者的不負責任, 實在看不下去了！</text:span><text:span text:style-name="T3"><text:line-break/></text:span></text:p>
      <text:p text:style-name="P1"><text:span text:style-name="T1">Jeffery | 2008.07.06 08:46 | </text:span><text:span text:style-name="T2">#</text:span></text:p>
      <text:p text:style-name="P4"><text:span text:style-name="T1">你好，去年英國記者John Pilger推出一部紀錄片The.War.On.Democracy，是西方世界裡，非常罕見的批判美國帝國主義的作品，台灣不可能出版、更不可能上映，EMULE下載連結如後：http://www.verycd.com/topics/262400/，中文字幕我則根據英文字幕翻譯完畢，已放上射手網：http://shooter.cn/xml/file/93/93658.xml，本片的反面主角是美國，正面的第一主角則是委內瑞拉的查維斯總統，查維斯為了國家與人民的利益，被美國的宣傳機器極盡可能的醜化，2002年還遭到國內資產階級與美國聯手搞政變，差點政權不保丟掉小命。</text:span></text:p>
      <text:p text:style-name="P4"><text:span text:style-name="T1">至於委內瑞拉的私營媒體如何在早已計畫好的政變中偽造新聞，也就是2002年我們在電視上看到的那些畫面，本片中介紹的非常清楚。挺有意思。強烈推薦。</text:span></text:p>
      <text:p text:style-name="P1"><text:span text:style-name="T1">仔仔 | 2008.07.05 15:53 | </text:span><text:span text:style-name="T2">#</text:span></text:p>
      <text:p text:style-name="P2"><text:span text:style-name="T1">這裡有一本書，「中東危機」本人想介紹給大家一下。中東地區是目前世界上衝突不斷的地區之一，而且該地區的大大小小衝突也很常常被媒體報導。想了解衝突是如何發生的最好的方式就是閱讀當地的歷史。這本書用一種詳細，但又不拖泥帶水的敘述方式把這一世紀來這地方發生的事，從以巴衝突到黎巴嫩內戰，從阿拉伯名族主義到石油黑金，呈現給大家。加上超過100福珍貴的歷史檔案照片、插圖和彩色地圖，對於想了解這地區歷史的人，這本書會是一本不錯的選擇。以下就是關於這本書的基本資料和內容簡介：</text:span></text:p>
      <text:p text:style-name="P2"><text:span text:style-name="T1">中東危機 Crisis in the Middle East</text:span><text:span text:style-name="T3"><text:line-break/></text:span><text:span text:style-name="T1">• 作者：弗朗索瓦.馬蘇利耶/著</text:span><text:span text:style-name="T3"><text:line-break/></text:span><text:span text:style-name="T1">• 原文作者：Francois Massoulie</text:span><text:span text:style-name="T3"><text:line-break/></text:span><text:span text:style-name="T1">• 譯者：李陽</text:span><text:span text:style-name="T3"><text:line-break/></text:span><text:span text:style-name="T1">• 出版社：三聯(香港)</text:span><text:span text:style-name="T3"><text:line-break/></text:span><text:span text:style-name="T1">• 出版日期：2004年05月08日</text:span><text:span text:style-name="T3"><text:line-break/></text:span><text:span text:style-name="T1">• ISBN：9620422724</text:span><text:span text:style-name="T3"><text:line-break/></text:span><text:span text:style-name="T1">• 規格：平裝 / 164頁 / 32K / 普級 / 單色印刷 / 初版</text:span><text:span text:style-name="T3"><text:line-break/></text:span><text:span text:style-name="T1">以上資料來源：http://www.books.com.tw/exep/prod/booksfile.php?item=0010261987</text:span></text:p>
      <text:p text:style-name="P2"><text:span text:style-name="T1">內容簡介：</text:span><text:span text:style-name="T3"><text:line-break/></text:span><text:span text:style-name="T1">中東，是一個對於世界其他地區具有極大的歷史意義的地區。這是一個貧富反差極大、國家面貌迥異的土地，經歷過了令人眼花撩亂、難以勝數的宗教、民族和社會衝突。這個地區幾乎從無寧日。第一次世界大戰之後殖民主義者對阿拉伯世界的瓜分，埋下了今天眾多衝突的禍根。從敘利亞和黎巴嫰到伊拉克和科威特，人為武斷劃界建起的國家之間至今仍不斷橪起戰火。第二次世界大戰後以色列的建立和數百萬計的巴勒斯坦阿拉伯人被趕離自古生息的家園，又引發了薪一輪覆蓋整個地區的佔領和抵抗的鬥爭。20世紀下半葉，海灣阿拉伯國家巨大的石油儲藏使這一地區又一次改天換地，但石油富國和石油窮國之間的矛盾也日益緊張起來。20世紀末，人心漸失的阿拉伯國家統治者們擠身經濟全球化的努力，又催生出新生伊斯蘭主義運動，堅決反對西方提出的針對該地區民生貧困、政權無力和社會不公平等問題的解決辦法。</text:span><text:span text:style-name="T3"><text:line-break/></text:span><text:span text:style-name="T1">文章來源：這本書的封底</text:span></text:p>
      <text:p text:style-name="P2"><text:span text:style-name="T3"><text:line-break/></text:span><text:span text:style-name="T1">前言</text:span><text:span text:style-name="T3"><text:line-break/></text:span><text:span text:style-name="T1">一部中東歷史，滿眼是刀光劍影，烽火硝煙，這絲毫也不奇怪，因為這一地區深深根植於錯綜複雜的國家衝突、宗教對抗、商路競爭的淵數中，更何況這裡還有令人垂涎的自然資源。單是20世紀，便見證了一個曾經東臨地中海、西達阿曼灣、北至敘利亞阿勒頗、南抵南葉門亞丁灣的龐大統一的阿拉伯帝國如何被一步步殖民化，最終分化成眾多獨立的民族國家。單是在這短短的一個世紀內，先是奧斯曼帝國土崩瓦解，而曾經不可一世的大因帝國殖民統治也“無可奈何花落去”了，最終風水輪流轉，由美國人做起了主宰；先是猶太復國運動的先驅們以及隨後的歐洲反猶屠殺的倖存者移民潮遷徙而來，後來他們的後代最終建起了以色列國；然而隨即使有了1948年的大災難，巴勒斯坦人被趕離家園，一夜之間失去了土地，開始了連綿數代流離失所的難民生涯；還有短命的巴列為王朝的興起和垮台；地廣人稀的大沙漠中突然發現了巨大的油田，使這一地區的部分國家突然暴富起來。我們看到在黎巴嫩和葉門等國，原本的地方權力爭鬥如何轉化為國家間的種族衝突和宗教戰爭。我們看到以色列怎樣佔領巴勒斯坦及其他阿拉國家的土地，使得這一地區始終處於劍拔弩張狀態，還時不時跨越戰爭的邊緣。我們看到阿拉伯世界曾經出見皺形的統一，怎樣在伊拉克侵略科威特以及“沙漠風暴”行動的炮火中分崩離析。我們看到一個國家爭取阿拉伯民族主義的道路怎樣走向了失敗，代之以巴勒斯坦自治-----------這個欺騙性的幻覺，伊斯蘭教好戰主義的興起，以及經濟振興與全球化的虛假承諾。</text:span><text:span text:style-name="T3"><text:line-break/></text:span><text:span text:style-name="T1">“現代中東”這一紛繁複雜的萬花筒，是由形形色色的意識形態對抗和霸權爭鬥、侵略與戰爭構成的，弗朗索瓦馬蘇里耶梳理了這些矛盾衝突。這位原法國外交官兼學者根據他曾在該地區工作的親生經歷，向我們展示了一輻全面詳盡而又活靈活現的20世紀中東歷史畫卷。</text:span><text:span text:style-name="T3"><text:line-break/></text:span><text:span text:style-name="T1">在世紀之交的今天，當報紙的通欄標題每每另人心驚之時，當“穆斯林極端份子”、“阿拉伯恐怖份子”等歇斯底里地叫囂不絕於耳之際，冷靜和思辯性地審視真實的歷史，便是當務之急。</text:span><text:span text:style-name="T3"><text:line-break/></text:span><text:span text:style-name="T1">文章來源：這本書的第9頁</text:span></text:p>
      <text:p text:style-name="P2"><text:span text:style-name="T1">目錄</text:span><text:span text:style-name="T3"><text:line-break/></text:span><text:span text:style-name="T1">前言</text:span><text:span text:style-name="T3"><text:line-break/></text:span><text:span text:style-name="T1">第一章 歷史的遺產</text:span><text:span text:style-name="T3"><text:line-break/></text:span><text:span text:style-name="T1">第二章 激烈對抗的觀念</text:span><text:span text:style-name="T3"><text:line-break/></text:span><text:span text:style-name="T1">地三章 耶路薩冷的明天</text:span><text:span text:style-name="T3"><text:line-break/></text:span><text:span text:style-name="T1">第四章 納塞爾時代的中東</text:span><text:span text:style-name="T3"><text:line-break/></text:span><text:span text:style-name="T1">第五章 夾在以色列人和阿拉伯人當中的巴勒斯坦人</text:span><text:span text:style-name="T3"><text:line-break/></text:span><text:span text:style-name="T1">第六章 從戴維營到海灣戰爭</text:span><text:span text:style-name="T3"><text:line-break/></text:span><text:span text:style-name="T1">第七章 深處漩渦中心的黎巴嫩</text:span><text:span text:style-name="T3"><text:line-break/></text:span><text:span text:style-name="T1">結論 中東的明天會怎樣</text:span><text:span text:style-name="T3"><text:line-break/></text:span></text:p>
      <text:p text:style-name="P1"><text:span text:style-name="T1">仔仔 | 2008.07.04 11:56 | </text:span><text:span text:style-name="T2">#</text:span></text:p>
      <text:p text:style-name="P4"><text:span text:style-name="T1">以巴衝突 逾7成美國人不贊成政府介入</text:span></text:p>
      <text:p text:style-name="P4"><text:span text:style-name="T1">【中央社╱特拉維夫三日專電】 2008.07.03 07:44 am</text:span><text:span text:style-name="T3"><text:line-break/><text:line-break/><text:line-break/></text:span><text:span text:style-name="T1">「世界民意網」公布的民調結果顯示，七成一美國民眾不贊成美國政府介入以色列與巴勒斯坦衝突，認為美國政府應保持中立。</text:span></text:p>
      <text:p text:style-name="P4"><text:span text:style-name="T1">世界民意網由美國馬里蘭大學專責管理。該網站在今年一到五月，藉以巴衝突為議題設計了一份問卷，調查十八個國家人民對以巴衝突的觀感。共有一萬八千七百九十二人受訪，抽樣誤差在百分之二到百分之四之間。</text:span></text:p>
      <text:p text:style-name="P4"><text:span text:style-name="T1">總體而論，十八個國家中有十四國的人民皆期盼，他們的政府能於以巴衝突中保持中立，其中有二成受訪者同情巴勒斯坦人，認同以色列者僅百分之七。</text:span></text:p>
      <text:p text:style-name="P4"><text:span text:style-name="T1">雖然美國總統布希積極推動中東和平，並期盼明年元月卸任前，以巴能簽署全面性和平協議，但超過七成一美國受訪民眾期盼，美國政府應保持中立。</text:span></text:p>
      <text:p text:style-name="P4"><text:span text:style-name="T1">其中埃及、伊朗與土耳其的受訪者多表態支持巴勒斯坦。值得注意的是，除印度人民對支持以色列或巴勒斯坦意見紛歧外，以色列未獲任何國家受訪者的多數認同。</text:span></text:p>
      <text:p text:style-name="P4"><text:span text:style-name="T1">調查顯示，大多數受訪者皆主張，調停以巴衝突應由聯合國出面，並建議聯合國應派特使促成以巴和平，使以巴雙方簽署和平協議。</text:span></text:p>
      <text:p text:style-name="P4"><text:span text:style-name="T1">【2008/07/03 中央社】@ http://udn.com/</text:span><text:span text:style-name="T3"><text:line-break/><text:line-break/></text:span><text:span text:style-name="T1">文章來源：http://udn.com/NEWS/WORLD/WOR6/4410478.shtml</text:span></text:p>
      <text:p text:style-name="P1"><text:span text:style-name="T1">陳真 | 2008.07.02 16:54 | </text:span><text:span text:style-name="T2">#</text:span></text:p>
      <text:p text:style-name="P2"><text:span text:style-name="T1">謝謝長征,我不是站長,對電腦也一竅不通,不明白你的要求,不知道交換鏈接是什麼意思? 怡靜才是站長,或許她知道.另外,我也不用 ms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